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22:51:49.685000000</dc:date>
    <meta:editing-duration>P5DT18H36M13S</meta:editing-duration>
    <meta:editing-cycles>346</meta:editing-cycles>
    <meta:generator>LibreOffice/7.4.2.3$Windows_X86_64 LibreOffice_project/382eef1f22670f7f4118c8c2dd222ec7ad009daf</meta:generator>
    <meta:document-statistic meta:table-count="1" meta:cell-count="788" meta:object-count="0"/>
  </office:meta>
</office:document-meta>
</file>